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StarSymbol" svg:font-family="StarSymbol"/>
    <style:font-face style:name="Arial" svg:font-family="Arial" style:font-family-generic="swiss"/>
    <style:font-face style:name="Arial2" svg:font-family="Arial" style:font-pitch="variable"/>
    <style:font-face style:name="Lucidasans" svg:font-family="Lucidasans"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a1" style:family="table">
      <style:table-properties style:width="16.974cm" fo:margin-left="0.007cm" fo:margin-right="0.018cm" table:align="margins" style:writing-mode="lr-tb"/>
    </style:style>
    <style:style style:name="Tabla1.A" style:family="table-column">
      <style:table-column-properties style:column-width="5.648cm" style:rel-column-width="21804*"/>
    </style:style>
    <style:style style:name="Tabla1.B" style:family="table-column">
      <style:table-column-properties style:column-width="5.505cm" style:rel-column-width="21252*"/>
    </style:style>
    <style:style style:name="Tabla1.C" style:family="table-column">
      <style:table-column-properties style:column-width="5.823cm" style:rel-column-width="22479*"/>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left="2.5pt solid #000000" fo:border-right="none" fo:border-top="2.5pt solid #000000" fo:border-bottom="none" style:writing-mode="lr-tb"/>
    </style:style>
    <style:style style:name="Tabla1.C1" style:family="table-cell">
      <style:table-cell-properties style:vertical-align="top" fo:padding-left="0.123cm" fo:padding-right="0.123cm" fo:padding-top="0cm" fo:padding-bottom="0cm" fo:border-left="none" fo:border-right="2.5pt solid #000000" fo:border-top="2.5pt solid #000000" fo:border-bottom="none" style:writing-mode="lr-tb"/>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2.5pt solid #000000" fo:border-right="none" fo:border-top="none" fo:border-bottom="none" style:writing-mode="lr-tb"/>
    </style:style>
    <style:style style:name="Tabla1.B2" style:family="table-cell">
      <style:table-cell-properties style:vertical-align="top" fo:padding-left="0.123cm" fo:padding-right="0.123cm" fo:padding-top="0cm" fo:padding-bottom="0cm" fo:border="none" style:writing-mode="lr-tb"/>
    </style:style>
    <style:style style:name="Tabla1.C2" style:family="table-cell">
      <style:table-cell-properties style:vertical-align="top" fo:padding-left="0.123cm" fo:padding-right="0.123cm" fo:padding-top="0cm" fo:padding-bottom="0cm" fo:border-left="none" fo:border-right="2.5pt solid #000000" fo:border-top="none" fo:border-bottom="none" style:writing-mode="lr-tb"/>
    </style:style>
    <style:style style:name="Tabla1.A4" style:family="table-cell">
      <style:table-cell-properties style:vertical-align="top" fo:padding-left="0.123cm" fo:padding-right="0.123cm" fo:padding-top="0cm" fo:padding-bottom="0cm" fo:border-left="2.5pt solid #000000" fo:border-right="none" fo:border-top="none" fo:border-bottom="2.5pt solid #000000" style:writing-mode="lr-tb"/>
    </style:style>
    <style:style style:name="Tabla1.C4" style:family="table-cell">
      <style:table-cell-properties style:vertical-align="top" fo:padding-left="0.123cm" fo:padding-right="0.123cm" fo:padding-top="0cm" fo:padding-bottom="0cm" fo:border-left="none" fo:border-right="2.5pt solid #000000" fo:border-top="none" fo:border-bottom="2.5pt solid #000000" style:writing-mode="lr-tb"/>
    </style:style>
    <style:style style:name="P1" style:family="paragraph" style:parent-style-name="Standard">
      <style:paragraph-properties fo:text-align="justify" style:justify-single-word="false"/>
      <style:text-properties style:font-name="Arial1"/>
    </style:style>
    <style:style style:name="P2" style:family="paragraph" style:parent-style-name="Standard">
      <style:paragraph-properties fo:text-align="justify" style:justify-single-word="false"/>
      <style:text-properties style:font-name="Arial1" fo:font-size="11pt" style:font-size-asian="11pt" style:font-size-complex="11pt"/>
    </style:style>
    <style:style style:name="P3" style:family="paragraph" style:parent-style-name="Standard">
      <style:paragraph-properties fo:text-align="justify" style:justify-single-word="false"/>
      <style:text-properties style:font-name="Arial1"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font-name="Arial1"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left="1.249cm" fo:margin-right="0cm" fo:text-align="justify" style:justify-single-word="false" fo:text-indent="0cm" style:auto-text-indent="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Times New Roman"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11" style:family="paragraph" style:parent-style-name="Standard">
      <style:paragraph-properties fo:margin-left="0.979cm" fo:margin-right="0cm" fo:text-align="justify" style:justify-single-word="false" fo:text-indent="0cm" style:auto-text-indent="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12" style:family="paragraph" style:parent-style-name="Standard">
      <style:paragraph-properties fo:margin-left="0.018cm" fo:margin-right="0.018cm" fo:text-indent="0cm" style:auto-text-indent="false" style:snap-to-layout-grid="false"/>
      <style:text-properties style:font-name="Arial" fo:font-size="11pt" fo:font-weight="bold" style:font-size-asian="11pt" style:font-weight-asian="bold" style:font-size-complex="11pt"/>
    </style:style>
    <style:style style:name="P13" style:family="paragraph" style:parent-style-name="Standard">
      <style:paragraph-properties fo:margin-left="0.018cm" fo:margin-right="0.018cm" fo:text-align="end" style:justify-single-word="false" fo:text-indent="0cm" style:auto-text-indent="false" style:snap-to-layout-grid="false"/>
      <style:text-properties style:font-name="Arial" fo:font-size="11pt" fo:font-weight="bold" style:font-size-asian="11pt" style:font-weight-asian="bold" style:font-size-complex="11pt"/>
    </style:style>
    <style:style style:name="P14" style:family="paragraph" style:parent-style-name="Standard">
      <style:paragraph-properties fo:text-align="justify" style:justify-single-word="false" fo:break-before="page"/>
      <style:text-properties style:font-name="Arial1" style:text-underline-style="solid" style:text-underline-width="auto" style:text-underline-color="font-color" fo:font-weight="bold" style:font-weight-asian="bold" style:font-weight-complex="bold"/>
    </style:style>
    <style:style style:name="P15" style:family="paragraph" style:parent-style-name="Standard" style:list-style-name="L1">
      <style:paragraph-properties fo:text-align="justify" style:justify-single-word="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16" style:family="paragraph" style:parent-style-name="Standard" style:list-style-name="L2">
      <style:paragraph-properties fo:text-align="justify" style:justify-single-word="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17" style:family="paragraph" style:parent-style-name="Standard" style:list-style-name="L3">
      <style:paragraph-properties fo:margin-left="0cm" fo:margin-right="0cm" fo:text-align="justify" style:justify-single-word="false" fo:text-indent="0cm" style:auto-text-indent="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table:number-columns-spanned="2" office:value-type="string">
            <text:p text:style-name="P12">Redes Locales</text:p>
          </table:table-cell>
          <table:covered-table-cell/>
          <table:table-cell table:style-name="Tabla1.C1" office:value-type="string">
            <text:p text:style-name="P13">11/04/12</text:p>
          </table:table-cell>
        </table:table-row>
        <table:table-row table:style-name="Tabla1.2">
          <table:table-cell table:style-name="Tabla1.A2" office:value-type="string">
            <text:p text:style-name="P12"/>
          </table:table-cell>
          <table:table-cell table:style-name="Tabla1.B2" office:value-type="string">
            <text:p text:style-name="P12"/>
          </table:table-cell>
          <table:table-cell table:style-name="Tabla1.C2" office:value-type="string">
            <text:p text:style-name="P13"/>
          </table:table-cell>
        </table:table-row>
        <table:table-row table:style-name="Tabla1.1">
          <table:table-cell table:style-name="Tabla1.A2" table:number-columns-spanned="2" office:value-type="string">
            <text:p text:style-name="P12">Examen Tercera Evaluación. Unidad 6</text:p>
          </table:table-cell>
          <table:covered-table-cell/>
          <table:table-cell table:style-name="Tabla1.C2" office:value-type="string">
            <text:p text:style-name="P13"/>
          </table:table-cell>
        </table:table-row>
        <table:table-row table:style-name="Tabla1.1">
          <table:table-cell table:style-name="Tabla1.A4" table:number-columns-spanned="2" office:value-type="string">
            <text:p text:style-name="P12">C.G.M. Sistemas Microinformáticos y Redes</text:p>
          </table:table-cell>
          <table:covered-table-cell/>
          <table:table-cell table:style-name="Tabla1.C4" office:value-type="string">
            <text:p text:style-name="P13">I.E.S. Gonzalo Nazareno</text:p>
          </table:table-cell>
        </table:table-row>
      </table:table>
      <text:p text:style-name="P1"/>
      <text:p text:style-name="P3">Ejercicio 1 (3 puntos)</text:p>
      <text:p text:style-name="P1"/>
      <text:p text:style-name="P1"/>
      <text:p text:style-name="P1"/>
      <text:p text:style-name="P2">Tu empresa está construyendo una nueva sede en Los Montecillos y tu jefe te ha dicho que serás el administrador de redes de aquella sede si eres capaz de, a partir del proyecto de instalación (del cual se te presentan unos extractos y un plano) que le ha presentado una empresa de montaje de redes, determinando y explicando los incumplimientos de la normativa de cableado estructurado vigente en nuestro país y proponiendo los cambios oportunos.</text:p>
      <text:p text:style-name="P2"/>
      <text:p text:style-name="P2">Extractos de la memoria del proyecto:</text:p>
      <text:p text:style-name="P2"/>
      <text:p text:style-name="P2">1. "...Todo el cableado horizontal se realizará con cable de par trenzado apantallado categoría 6A, el cable de alimentación eléctrica de las distintas tomas de corriente no será apantallado..."</text:p>
      <text:p text:style-name="P2"/>
      <text:p text:style-name="P2">2. "....En el subsistema horizontal todos los cables (tanto eléctricos como de red) irán por canaleta metálica de aluminio de 80x40mm con un separador central que divide la canaleta en dos mitades, cada una de ellas con una sección útil de 40x35 mm...."</text:p>
      <text:p text:style-name="P2"/>
      <text:p text:style-name="P2">3. "...Cada repartidor de planta (RP) irá conectado con el de la planta inmediatamente superior y el de la inferior mediante dos enlaces de fibra óptica y además irán conectados cada uno de ellos con el repartidor del edificio (RE)..."</text:p>
      <text:p text:style-name="P2"/>
      <text:p text:style-name="P2">4. "...Se aprovecharán las rosetas existentes de cat 5E puesto que pueden soportar una tasa de transferencia de 1Gbps dado que se encuentran en buen estado..."</text:p>
      <text:p text:style-name="P2"/>
      <text:p text:style-name="P2">5. "...Cada <text:s/>RP tendrá dos armarios rack de 42U que se mantendrán refrigerados con una entrada delantera de aire frío y una salida del aire caliente por la parte posterior, evitando cambios bruscos de temperatura y humedad..."</text:p>
      <text:p text:style-name="P2"/>
      <text:p text:style-name="P2">6. "...Los switches numerados del 1 al 5 serán switches gestionables de 96 puertos. Los switches del 1 al 4 dan servicio a cada una de las salas y el switch 5 da servicio a los despachos. De cada uno de ellos saldrá una conexión con el switch de planta situado en el RP, que tendrá 24 puertos de par trenzado y dos de fibra óptica..."</text:p>
      <text:p text:style-name="P2"/>
      <text:p text:style-name="P2">7. <text:s/>"...En cada una de las salas de trabajo se prevé el montaje de 96 tomas de red para los 60 usuarios previstos en cada una que irán conectadas al switch correspondiente a dicha sala..."</text:p>
      <text:p text:style-name="P2"/>
      <text:p text:style-name="P2">8. <text:s/>"...En cada despacho se instalarán 2 tomas de red y una toma para conexiones inalámbricas en cada una de las salas de reuniones. Todas irán conectadas al switch 5..."</text:p>
      <text:p text:style-name="P2"/>
      <text:p text:style-name="P2">9. <text:s/>"...En los tramos en que sea posible se llevará el cableado en bandejas que quedaran ocultas por encima del falso techo..."</text:p>
      <text:p text:style-name="P2"/>
      <text:p text:style-name="P2">10. <text:s/>"...En caso de instalarse un CPD, se pintará de negro o color similar, para facilitar el mantenimiento de la temperatura lo más baja posible y minimizar el gasto de electricidad..."</text:p>
      <text:p text:style-name="P2"/>
      <text:p text:style-name="P2">Ver plano de planta tipo del proyecto en documento adjunto.</text:p>
      <text:p text:style-name="P2"/>
      <text:p text:style-name="P14">Ejercicio 2 (3 puntos)</text:p>
      <text:p text:style-name="P5"/>
      <text:p text:style-name="P9">Queremos diseñar un repartidor de planta de un edificio con los siguientes requisitos:</text:p>
      <text:p text:style-name="P11"/>
      <text:p text:style-name="P8">Cada planta tiene 2623 metros cuadrados y está previsto que aloje una sala con 325 usuarios y 25 despachos individuales.</text:p>
      <text:p text:style-name="P8"/>
      <text:p text:style-name="P8">Existe una conexión de fibra desde cada planta a todas las demás plantas del edificio y otra al repartidor del propio edificio. El edificio tiene 25 plantas.</text:p>
      <text:p text:style-name="P8"/>
      <text:p text:style-name="P8">En cada repartidor de planta se ubican 7 servidores enrackados de 2U.</text:p>
      <text:p text:style-name="P8"/>
      <text:p text:style-name="P9">Debes detallar:</text:p>
      <text:p text:style-name="P8"/>
      <text:list xml:id="list10682201352" text:style-name="L1">
        <text:list-item>
          <text:p text:style-name="P15">El número de tomas de red necesarias según la normativa.</text:p>
        </text:list-item>
        <text:list-item>
          <text:p text:style-name="P15">El número de armarios del repartidor de planta.</text:p>
        </text:list-item>
        <text:list-item>
          <text:p text:style-name="P15">Distribución de los armarios en el RP y medidas del mismo.</text:p>
        </text:list-item>
      </text:list>
      <text:p text:style-name="P2"/>
      <text:p text:style-name="P2"/>
      <text:p text:style-name="P3">Ejercicio 3 (3 puntos)</text:p>
      <text:p text:style-name="P4"/>
      <text:p text:style-name="P9">Diseña el cuadro eléctrico de los ciclos de informática del IES Gonzalo Nazareno, cumpliendo las siguientes condiciones:</text:p>
      <text:p text:style-name="P9"/>
      <text:list xml:id="list582477387" text:style-name="L2">
        <text:list-item>
          <text:p text:style-name="P16">Existen cuatro aulas, un taller y un repartidor de planta.</text:p>
        </text:list-item>
        <text:list-item>
          <text:p text:style-name="P16">Ningún circuito debe suministrar electricidad a más de una de las salas.</text:p>
        </text:list-item>
        <text:list-item>
          <text:p text:style-name="P16">No se desea emplear cables con una sección superior a 4 mm cuadrados.</text:p>
        </text:list-item>
        <text:list-item>
          <text:p text:style-name="P16">En el futuro se desea instalar aire acondicionado en las aulas. Se calcula que se necesitarán 3 máquinas de 3000W para cada una de las aulas. La instalación debe estar preparada para ello.</text:p>
        </text:list-item>
        <text:list-item>
          <text:p text:style-name="P16">La iluminación de cada sala incluye luminarias con una potencia total de 2400W.</text:p>
        </text:list-item>
      </text:list>
      <text:p text:style-name="P9"/>
      <text:p text:style-name="P9">Las necesidades de cada una de las aulas son las siguientes:</text:p>
      <text:p text:style-name="P9"/>
      <text:p text:style-name="P9"><text:tab/>1º CFGM: 31 ordenadores, una impresora de 100 W y un proyector de 1000 W</text:p>
      <text:p text:style-name="P9"><text:tab/>2º CFGM: 23 ordenadores, una impresora de 100 W y un proyector de 1000 W</text:p>
      <text:p text:style-name="P9"><text:tab/>1º CFGS: 42 ordenadores, una impresora de 100 W y un proyector de 1200 W</text:p>
      <text:p text:style-name="P9"><text:tab/>2º CFGS: 18 ordenadores, una impresora de 100 W y un proyector de 1000 W</text:p>
      <text:p text:style-name="P6"/>
      <text:p text:style-name="P7">Recuerda realizar un esquema con todos los interruptores empleados y la sección de los cables utilizados.</text:p>
      <text:p text:style-name="P3"/>
      <text:p text:style-name="P3">Ejercicio 4 (1 punto)</text:p>
      <text:p text:style-name="P4"/>
      <text:list xml:id="list1927907596" text:style-name="L3">
        <text:list-header>
          <text:p text:style-name="P17">¿Cuántos cables UTP cat.6 deben meterse como máximo en los siguientes tipos de conducciones cumpliendo las recomendaciones incluidas en la normativa?</text:p>
        </text:list-header>
      </text:list>
      <text:p text:style-name="P11"/>
      <text:p text:style-name="P9">Suelo 40x22mm. <text:s text:c="5"/>Pared 90x30mm. <text:s text:c="6"/>Bandeja 140x70mm. <text:s text:c="6"/>Bandeja 160x100mm.</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OpenSymbol" svg:font-family="OpenSymbol"/>
    <style:font-face style:name="StarSymbol" svg:font-family="StarSymbol"/>
    <style:font-face style:name="Arial" svg:font-family="Arial" style:font-family-generic="swiss"/>
    <style:font-face style:name="Arial2" svg:font-family="Arial" style:font-pitch="variable"/>
    <style:font-face style:name="Lucidasans" svg:font-family="Lucidasans"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7-11-19T09:08:46</meta:creation-date>
    <dc:date>2012-04-11T09:19:20</dc:date>
    <meta:print-date>2012-04-11T09:18:40</meta:print-date>
    <meta:editing-cycles>29</meta:editing-cycles>
    <meta:editing-duration>PT05H20M07S</meta:editing-duration>
    <meta:document-statistic meta:table-count="1" meta:image-count="0" meta:object-count="0" meta:page-count="2" meta:paragraph-count="44" meta:word-count="807" meta:character-count="4712" meta:non-whitespace-character-count="3931"/>
    <meta:user-defined meta:name="Info 1"/>
    <meta:user-defined meta:name="Info 2"/>
    <meta:user-defined meta:name="Info 3"/>
    <meta:user-defined meta:name="Info 4"/>
  </office:meta>
</office:document-meta>
</file>